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Evento">
      <style:graphic-properties draw:textarea-horizontal-align="center" draw:textarea-vertical-align="middle"/>
    </style:style>
    <style:style style:name="gr2" style:family="graphic" style:parent-style-name="Control">
      <style:graphic-properties draw:auto-grow-height="false"/>
    </style:style>
    <style:style style:name="gr3" style:family="graphic" style:parent-style-name="Evento">
      <style:graphic-properties draw:textarea-horizontal-align="center" draw:textarea-vertical-align="middle"/>
    </style:style>
    <style:style style:name="gr4" style:family="graphic" style:parent-style-name="standard">
      <style:graphic-properties svg:stroke-width="0.025cm" draw:marker-start-width="0.33cm" draw:marker-end="Arrow" draw:marker-end-width="0.152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left" draw:textarea-vertical-align="middle" draw:auto-grow-height="false" fo:padding-top="0.051cm" fo:padding-bottom="0.051cm" fo:padding-left="0.051cm" fo:padding-right="0.051cm"/>
    </style:style>
    <style:style style:name="gr6" style:family="graphic" style:parent-style-name="objectwithoutfill">
      <style:graphic-properties svg:stroke-width="0.025cm" draw:marker-start-width="0.237cm" draw:marker-end-width="0.237cm" draw:fill="none" draw:textarea-horizontal-align="center" draw:textarea-vertical-align="middle" fo:padding-top="0.137cm" fo:padding-bottom="0.137cm" fo:padding-left="0.262cm" fo:padding-right="0.262cm"/>
    </style:style>
    <style:style style:name="gr7" style:family="graphic" style:parent-style-name="objectwithoutfill">
      <style:graphic-properties draw:fill="none" draw:textarea-horizontal-align="center" draw:textarea-vertical-align="middle"/>
    </style:style>
    <style:style style:name="gr8"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text-properties fo:color="#ff3333"/>
    </style:style>
    <style:style style:name="P3" style:family="paragraph">
      <style:paragraph-properties fo:text-align="start"/>
    </style:style>
    <style:style style:name="P4" style:family="paragraph">
      <style:paragraph-properties fo:text-align="start"/>
      <style:text-properties fo:font-size="7pt" style:font-size-asian="7pt" style:font-size-complex="7pt"/>
    </style:style>
    <style:style style:name="P5" style:family="paragraph">
      <style:text-properties fo:color="#ff3333" fo:font-size="10.5pt" style:font-size-asian="10.5pt" style:font-size-complex="10.5pt"/>
    </style:style>
    <style:style style:name="T1" style:family="text">
      <style:text-properties style:use-window-font-color="true"/>
    </style:style>
    <style:style style:name="T2" style:family="text">
      <style:text-properties fo:color="#ff3333"/>
    </style:style>
    <style:style style:name="T3" style:family="text">
      <style:text-properties fo:color="#ff3333" style:text-underline-style="solid" style:text-underline-width="auto" style:text-underline-color="font-color" fo:font-weight="bold" style:font-weight-asian="bold" style:font-weight-complex="bold"/>
    </style:style>
    <style:style style:name="T4" style:family="text">
      <style:text-properties fo:color="#000000"/>
    </style:style>
    <style:style style:name="T5" style:family="text">
      <style:text-properties fo:font-size="7pt" style:font-size-asian="7pt" style:font-size-complex="7pt"/>
    </style:style>
    <style:style style:name="T6" style:family="text">
      <style:text-properties fo:color="#ff3333" fo:font-size="7pt" style:font-size-asian="7pt" style:font-size-complex="7pt"/>
    </style:style>
    <style:style style:name="T7" style:family="text">
      <style:text-properties fo:color="#990099" fo:font-size="7pt" style:font-size-asian="7pt" style:font-size-complex="7pt"/>
    </style:style>
    <style:style style:name="T8" style:family="text">
      <style:text-properties fo:color="#ff3333"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rect draw:style-name="gr1" draw:text-style-name="P1" xml:id="id2" draw:id="id2" draw:layer="layout" svg:width="3cm" svg:height="0.5cm" svg:x="6.9cm" svg:y="2.75cm">
          <text:p text:style-name="P1">WRITE_REQUEST</text:p>
        </draw:rect>
        <draw:connector draw:style-name="Conector" draw:layer="layout" svg:x1="8.4cm" svg:y1="1.75cm" svg:x2="8.4cm" svg:y2="2.75cm" draw:start-shape="id1" draw:start-glue-point="2" draw:end-shape="id2" draw:end-glue-point="0" svg:d="M8400 1750v1000" svg:viewBox="0 0 1 1001">
          <text:p>in={mod, target, addr, direction, peer}</text:p>
          <text:p>out={err}</text:p>
        </draw:connector>
        <draw:rect draw:style-name="gr1" draw:text-style-name="P1" xml:id="id3" draw:id="id3" draw:layer="layout" svg:width="3cm" svg:height="0.5cm" svg:x="6.9cm" svg:y="4cm">
          <text:p text:style-name="P1">WRITE_REQUEST_RECEIVE</text:p>
        </draw:rect>
        <draw:connector draw:style-name="Conector" draw:layer="layout" svg:x1="8.4cm" svg:y1="3.25cm" svg:x2="8.4cm" svg:y2="4cm" draw:start-shape="id2" draw:start-glue-point="2" draw:end-shape="id3" draw:end-glue-point="0" svg:d="M8400 3250v750" svg:viewBox="0 0 1 751">
          <text:p>- ret.err=0</text:p>
          <text:p>- send request to target</text:p>
        </draw:connector>
        <draw:connector draw:style-name="Conector" draw:layer="layout" svg:x1="8.4cm" svg:y1="4.5cm" svg:x2="8.4cm" svg:y2="5.75cm" draw:start-shape="id3" draw:start-glue-point="2" draw:end-shape="id4" draw:end-glue-point="0" svg:d="M8400 4500v1250" svg:viewBox="0 0 1 1251">
          <text:p>- lock = TRUE if request direction is down-up, FALSE otherwise</text:p>
          <text:p><text:span text:style-name="T1">- call FIND_AND_LOCK(target, addr, lock) →</text:span></text:p>
          <text:p><text:span text:style-name="T1"><text:tab/></text:span><text:span text:style-name="T1">{err, set, way, state, tag}</text:span></text:p>
        </draw:connector>
        <draw:rect draw:style-name="gr1" draw:text-style-name="P1" xml:id="id4" draw:id="id4" draw:layer="layout" svg:width="3cm" svg:height="0.5cm" svg:x="6.9cm" svg:y="5.75cm">
          <text:p text:style-name="P1">WRITE_REQUEST_ACTION</text:p>
        </draw:rect>
        <draw:rect draw:style-name="gr1" draw:text-style-name="P1" xml:id="id5" draw:id="id5" draw:layer="layout" svg:width="3cm" svg:height="0.5cm" svg:x="6.9cm" svg:y="7.5cm">
          <text:p text:style-name="P1">WRITE_REQUEST_EXCLUSIVE</text:p>
        </draw:rect>
        <draw:connector draw:style-name="Conector" draw:layer="layout" svg:x1="8.4cm" svg:y1="6.25cm" svg:x2="8.4cm" svg:y2="7.5cm" draw:start-shape="id4" draw:start-glue-point="2" draw:end-shape="id5" draw:end-glue-point="0" svg:d="M8400 6250v1250" svg:viewBox="0 0 1 1251">
          <text:p>- if err → ret.err=1, response=ACK</text:p>
          <text:p><text:tab/>goto WRITE_REQUEST_REPLY</text:p>
          <text:p>- call INVALIDATE(target, mod, set, way)</text:p>
        </draw:connector>
        <draw:rect draw:style-name="gr1" draw:text-style-name="P1" xml:id="id7" draw:id="id7" draw:layer="layout" svg:width="3cm" svg:height="0.5cm" svg:x="3.65cm" svg:y="9.5cm">
          <text:p text:style-name="P1">WRITE_REQUEST_UPDOWN</text:p>
        </draw:rect>
        <draw:custom-shape draw:style-name="gr2" xml:id="id6" draw:id="id6" draw:layer="layout" svg:width="0.5cm" svg:height="0.5cm" svg:x="8.15cm" svg:y="8.75cm">
          <text:p/>
          <draw:enhanced-geometry svg:viewBox="0 0 21600 21600" draw:glue-points="10800 0 0 10800 10800 21600 21600 10800" draw:text-areas="5400 5400 16200 16200" draw:type="diamond" draw:enhanced-path="M 10800 0 L 21600 10800 10800 21600 0 10800 10800 0 Z N"/>
        </draw:custom-shape>
        <draw:connector draw:style-name="Conector" draw:layer="layout" svg:x1="8.4cm" svg:y1="8cm" svg:x2="8.4cm" svg:y2="8.75cm" draw:start-shape="id5" draw:start-glue-point="2" draw:end-shape="id6" draw:end-glue-point="4" svg:d="M8400 8000v750" svg:viewBox="0 0 1 751">
          <text:p>direction?</text:p>
        </draw:connector>
        <draw:rect draw:style-name="gr1" draw:text-style-name="P1" xml:id="id8" draw:id="id8" draw:layer="layout" svg:width="3cm" svg:height="0.5cm" svg:x="12cm" svg:y="9.5cm">
          <text:p text:style-name="P1">WRITE_REQUEST_DOWNUP</text:p>
        </draw:rect>
        <draw:connector draw:style-name="Conector" draw:layer="layout" svg:x1="8.15cm" svg:y1="9cm" svg:x2="5.15cm" svg:y2="9.5cm" draw:start-shape="id6" draw:start-glue-point="5" draw:end-shape="id7" draw:end-glue-point="0" svg:d="M8150 9000h-3000v500" svg:viewBox="0 0 3001 501">
          <text:p>up-down</text:p>
        </draw:connector>
        <draw:connector draw:style-name="Conector_20_texto_20_izquierda" draw:layer="layout" svg:x1="8.65cm" svg:y1="9cm" svg:x2="13.5cm" svg:y2="9.5cm" draw:end-shape="id8" draw:end-glue-point="0" svg:d="M8650 9000h4850v500" svg:viewBox="0 0 4851 501">
          <text:p>down-up</text:p>
        </draw:connector>
        <draw:custom-shape draw:style-name="gr2" xml:id="id9" draw:id="id9" draw:layer="layout" svg:width="0.5cm" svg:height="0.5cm" svg:x="4.9cm" svg:y="10.5cm">
          <text:p/>
          <draw:enhanced-geometry svg:viewBox="0 0 21600 21600" draw:glue-points="10800 0 0 10800 10800 21600 21600 10800" draw:text-areas="5400 5400 16200 16200" draw:type="diamond" draw:enhanced-path="M 10800 0 L 21600 10800 10800 21600 0 10800 10800 0 Z N"/>
        </draw:custom-shape>
        <draw:connector draw:style-name="Conector" draw:layer="layout" svg:x1="5.15cm" svg:y1="10cm" svg:x2="5.15cm" svg:y2="10.5cm" draw:start-shape="id7" draw:start-glue-point="2" draw:end-shape="id9" draw:end-glue-point="4" svg:d="M5150 10000v500" svg:viewBox="0 0 1 501">
          <text:p>state?</text:p>
        </draw:connector>
        <draw:rect draw:style-name="gr1" draw:text-style-name="P1" xml:id="id10" draw:id="id10" draw:layer="layout" svg:width="6.25cm" svg:height="0.5cm" svg:x="1.9cm" svg:y="12.75cm">
          <text:p text:style-name="P1">WRITE_REQUEST_UPDOWN_FINISH</text:p>
        </draw:rect>
        <draw:connector draw:style-name="Conector_20_texto_20_izquierda" draw:text-style-name="P2" draw:layer="layout" draw:line-skew="-0.15cm" svg:x1="5.4cm" svg:y1="10.75cm" svg:x2="8.15cm" svg:y2="13cm" draw:start-shape="id9" draw:start-glue-point="7" draw:end-shape="id10" draw:end-glue-point="1" svg:d="M5400 10750h3100v2250h-350" svg:viewBox="0 0 3101 2251">
          <text:p><text:span text:style-name="T2">M</text:span></text:p>
          <text:p><text:span text:style-name="T2">Or</text:span><text:span text:style-name="T3"> main</text:span><text:span text:style-name="T3"><text:line-break/></text:span><text:span text:style-name="T3">memory(E)</text:span></text:p>
        </draw:connector>
        <draw:connector draw:style-name="Conector" draw:layer="layout" svg:x1="4.9cm" svg:y1="10.75cm" svg:x2="1.9cm" svg:y2="13cm" draw:start-shape="id9" draw:start-glue-point="5" draw:end-shape="id10" draw:end-glue-point="3" svg:d="M4900 10750h-3500v2250h500" svg:viewBox="0 0 3501 2251">
          <text:p><text:span text:style-name="T3">S</text:span><text:span text:style-name="T2">/I/N</text:span></text:p>
          <text:p>- get target's low mod → {target_low_mod}</text:p>
          <text:p>- call WRITE_REQUEST(target,</text:p>
          <text:p><text:s text:c="2"/>target_low_mod, tag, up-down, peer)</text:p>
          <text:p><text:tab/>→ {err}</text:p>
        </draw:connector>
        <draw:custom-shape draw:style-name="gr2" xml:id="id11" draw:id="id11" draw:layer="layout" svg:width="0.5cm" svg:height="0.5cm" svg:x="13.25cm" svg:y="11.25cm">
          <text:p/>
          <draw:enhanced-geometry svg:viewBox="0 0 21600 21600" draw:glue-points="10800 0 0 10800 10800 21600 21600 10800" draw:text-areas="5400 5400 16200 16200" draw:type="diamond" draw:enhanced-path="M 10800 0 L 21600 10800 10800 21600 0 10800 10800 0 Z N"/>
        </draw:custom-shape>
        <draw:connector draw:style-name="Conector" draw:layer="layout" svg:x1="13.5cm" svg:y1="10cm" svg:x2="13.5cm" svg:y2="11.25cm" draw:start-shape="id8" draw:start-glue-point="2" draw:end-shape="id11" draw:end-glue-point="4" svg:d="M13500 10000v1250" svg:viewBox="0 0 1 1251">
          <text:p><text:span text:style-name="T4">- for each dir_entry:</text:span></text:p>
          <text:p><text:span text:style-name="T4"><text:tab/></text:span><text:span text:style-name="T4">check no more sharer/owner left</text:span></text:p>
          <text:p>state?</text:p>
        </draw:connector>
        <draw:rect draw:style-name="gr1" draw:text-style-name="P1" xml:id="id13" draw:id="id13" draw:layer="layout" svg:width="4.5cm" svg:height="0.5cm" svg:x="6.25cm" svg:y="17.7cm">
          <text:p text:style-name="P1">WRITE_REQUEST_REPLY</text:p>
        </draw:rect>
        <draw:custom-shape draw:style-name="gr2" xml:id="id12" draw:id="id12" draw:layer="layout" svg:width="0.5cm" svg:height="0.5cm" svg:x="13.25cm" svg:y="14cm">
          <text:p/>
          <draw:enhanced-geometry svg:viewBox="0 0 21600 21600" draw:glue-points="10800 0 0 10800 10800 21600 21600 10800" draw:text-areas="5400 5400 16200 16200" draw:type="diamond" draw:enhanced-path="M 10800 0 L 21600 10800 10800 21600 0 10800 10800 0 Z N"/>
        </draw:custom-shape>
        <draw:connector draw:style-name="Conector" draw:layer="layout" svg:x1="13.5cm" svg:y1="11.75cm" svg:x2="13.5cm" svg:y2="14cm" draw:start-shape="id11" draw:start-glue-point="6" draw:end-shape="id12" draw:end-glue-point="4" svg:d="M13500 11750v2250" svg:viewBox="0 0 1 2251">
          <text:p/>
        </draw:connector>
        <draw:connector draw:style-name="Conector" draw:layer="layout" svg:x1="5.025cm" svg:y1="13.25cm" svg:x2="6.25cm" svg:y2="17.95cm" draw:start-shape="id10" draw:start-glue-point="2" draw:end-shape="id13" draw:end-glue-point="3" svg:d="M5025 13250v4700h1225" svg:viewBox="0 0 1226 4701">
          <text:p>- if err → ret.err=1, unlock,</text:p>
          <text:p><text:tab/>response=ACK,</text:p>
          <text:p><text:tab/>goto WRITE_REQUEST_REPLY</text:p>
          <text:p>- set tag</text:p>
          <text:p><text:span text:style-name="T2">- if main memory</text:span></text:p>
          <text:p><text:span text:style-name="T2"><text:tab/></text:span><text:span text:style-name="T2"> </text:span><text:span text:style-name="T2">set state to E</text:span></text:p>
          <text:p><text:span text:style-name="T2"><text:s text:c="2"/></text:span><text:span text:style-name="T2">else </text:span></text:p>
          <text:p><text:span text:style-name="T2"><text:tab/></text:span><text:span text:style-name="T2">Set state to S</text:span></text:p>
          <text:p><text:span text:style-name="T1">- for each dir_entry in requested subblock:</text:span></text:p>
          <text:p><text:span text:style-name="T1"><text:tab/></text:span><text:span text:style-name="T1">set mod as sharer and owner</text:span></text:p>
          <text:p>- response=ACK_DATA or ACK</text:p>
          <text:p>- unlock</text:p>
          <text:p>- latency</text:p>
        </draw:connector>
        <draw:connector draw:style-name="Conector" draw:layer="layout" svg:x1="13.5cm" svg:y1="14.5cm" svg:x2="13.5cm" svg:y2="15cm" draw:start-shape="id12" draw:start-glue-point="6" draw:end-shape="id14" draw:end-glue-point="0" svg:d="M13500 14500v500" svg:viewBox="0 0 1 501">
          <text:p/>
        </draw:connector>
        <draw:rect draw:style-name="gr1" draw:text-style-name="P1" xml:id="id15" draw:id="id15" draw:layer="layout" svg:width="4.5cm" svg:height="0.5cm" svg:x="6.25cm" svg:y="19.45cm">
          <text:p text:style-name="P1">WRITE_REQUEST_FINISH</text:p>
        </draw:rect>
        <draw:rect draw:style-name="gr3" draw:text-style-name="P1" xml:id="id16" draw:id="id16" draw:layer="layout" svg:width="4.5cm" svg:height="0.25cm" svg:x="6.25cm" svg:y="20.5cm">
          <text:p/>
        </draw:rect>
        <draw:connector draw:style-name="Conector" draw:layer="layout" svg:x1="8.5cm" svg:y1="18.2cm" svg:x2="8.5cm" svg:y2="19.45cm" draw:start-shape="id13" draw:start-glue-point="2" draw:end-shape="id15" draw:end-glue-point="0" svg:d="M8500 18200v1250" svg:viewBox="0 0 1 1251">
          <text:p/>
          <text:p>-send response to mod</text:p>
        </draw:connector>
        <draw:connector draw:style-name="Conector" draw:layer="layout" svg:x1="8.5cm" svg:y1="19.95cm" svg:x2="8.5cm" svg:y2="20.5cm" draw:start-shape="id15" draw:start-glue-point="2" draw:end-shape="id16" draw:end-glue-point="0" svg:d="M8500 19950v550" svg:viewBox="0 0 1 551">
          <text:p>ret</text:p>
        </draw:connector>
        <draw:rect draw:style-name="gr3" draw:text-style-name="P1" xml:id="id1" draw:id="id1" draw:layer="layout" svg:width="3cm" svg:height="0.5cm" svg:x="6.9cm" svg:y="1.25cm">
          <text:p/>
        </draw:rect>
        <draw:rect draw:style-name="gr1" draw:text-style-name="P1" xml:id="id14" draw:id="id14" draw:layer="layout" svg:width="3cm" svg:height="0.5cm" svg:x="12cm" svg:y="15cm">
          <text:p text:style-name="P1">WRITE_REQUEST_DOWNUP_FINISH</text:p>
        </draw:rect>
        <draw:connector draw:style-name="gr4" draw:text-style-name="P4" draw:layer="layout" svg:x1="13.5cm" svg:y1="15.5cm" svg:x2="10.75cm" svg:y2="17.95cm" draw:start-shape="id14" draw:start-glue-point="2" draw:end-shape="id13" draw:end-glue-point="1" svg:d="M13500 15500v2450h-2750" svg:viewBox="0 0 2751 2451">
          <text:p text:style-name="P3"><text:span text:style-name="T5"><text:tab/></text:span><text:span text:style-name="T5"><text:tab/></text:span><text:span text:style-name="T5"><text:tab/></text:span><text:span text:style-name="T5"><text:tab/></text:span><text:span text:style-name="T5"><text:tab/></text:span><text:span text:style-name="T5">- set state to I (invalid)</text:span></text:p>
          <text:p text:style-name="P3"><text:span text:style-name="T5"><text:tab/></text:span><text:span text:style-name="T5"><text:tab/></text:span><text:span text:style-name="T5"><text:tab/></text:span><text:span text:style-name="T5"><text:tab/></text:span><text:span text:style-name="T5"><text:tab/></text:span><text:span text:style-name="T5">- unlock</text:span></text:p>
          <text:p text:style-name="P3"><text:span text:style-name="T5"><text:tab/></text:span><text:span text:style-name="T5"><text:tab/></text:span><text:span text:style-name="T5"><text:tab/></text:span><text:span text:style-name="T5"><text:tab/></text:span><text:span text:style-name="T5"><text:tab/></text:span><text:span text:style-name="T5">- latency</text:span></text:p>
        </draw:connector>
        <draw:custom-shape draw:style-name="gr5" draw:text-style-name="P4" draw:layer="layout" svg:width="4.25cm" svg:height="2cm" svg:x="9cm" svg:y="11.75cm">
          <text:p><text:span text:style-name="T6"/></text:p>
          <draw:enhanced-geometry svg:viewBox="0 0 21600 21600" draw:type="rectangle" draw:enhanced-path="M 0 0 L 21600 0 21600 21600 0 21600 0 0 Z N"/>
        </draw:custom-shape>
        <draw:custom-shape draw:style-name="gr5" draw:text-style-name="P4" draw:layer="layout" svg:width="2.25cm" svg:height="0.75cm" svg:x="13.5cm" svg:y="12.25cm">
          <text:p text:style-name="P3"><text:span text:style-name="T6">S</text:span></text:p>
          <text:p text:style-name="P3"><text:span text:style-name="T5">- ret.reply = ACK</text:span></text:p>
          <draw:enhanced-geometry svg:viewBox="0 0 21600 21600" draw:type="rectangle" draw:enhanced-path="M 0 0 L 21600 0 21600 21600 0 21600 0 0 Z N"/>
        </draw:custom-shape>
        <draw:custom-shape draw:style-name="gr5" draw:text-style-name="P4" draw:layer="layout" svg:width="2.25cm" svg:height="0.75cm" svg:x="16.75cm" svg:y="12.25cm">
          <text:p text:style-name="P3"><text:span text:style-name="T6">N/M</text:span></text:p>
          <text:p><text:span text:style-name="T7">No peer</text:span><text:span text:style-name="T6"> </text:span></text:p>
          <text:p text:style-name="P3"><text:span text:style-name="T5">- ret.reply = ACK_DATA</text:span></text:p>
          <draw:enhanced-geometry svg:viewBox="0 0 21600 21600" draw:type="rectangle" draw:enhanced-path="M 0 0 L 21600 0 21600 21600 0 21600 0 0 Z N"/>
        </draw:custom-shape>
        <draw:line draw:style-name="gr6" draw:text-style-name="P1" xml:id="id17" draw:id="id17" draw:layer="layout" svg:x1="16.75cm" svg:y1="11.5cm" svg:x2="16.75cm" svg:y2="14.25cm">
          <text:p/>
        </draw:line>
        <draw:connector draw:style-name="gr7" draw:text-style-name="P1" draw:layer="layout" draw:type="line" svg:x1="16.75cm" svg:y1="14.25cm" svg:x2="13.75cm" svg:y2="14.25cm" draw:start-shape="id17" draw:start-glue-point="2" draw:end-shape="id12" draw:end-glue-point="7" svg:d="M16750 14250h-3000" svg:viewBox="0 0 3001 1">
          <text:p/>
        </draw:connector>
        <draw:connector draw:style-name="gr7" draw:text-style-name="P1" draw:layer="layout" draw:type="line" svg:x1="13.75cm" svg:y1="11.5cm" svg:x2="16.75cm" svg:y2="11.5cm" draw:start-shape="id11" draw:start-glue-point="7" draw:end-shape="id17" draw:end-glue-point="0" svg:d="M13750 11500h3000" svg:viewBox="0 0 3001 1">
          <text:p/>
        </draw:connector>
        <draw:frame draw:style-name="gr8" draw:text-style-name="P5" draw:layer="layout" svg:width="16cm" svg:height="1.911cm" svg:x="1.75cm" svg:y="21.75cm">
          <draw:text-box>
            <text:p><text:span text:style-name="T8">One costly part of MSI in comparison to MOESI is in the write_rq (updown) where now we keep sending write-request to the lower levels to update the hierarchy until we reach the main memory (a lot of time we might not have an invalidate process since there are no sharers) however the request has to be sent and ack should be receiv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808080" draw:end-color="#ffffff" draw:start-intensity="100%" draw:end-intensity="100%" draw:angle="0" draw:border="0%"/>
    <draw:hatch draw:name="Hatch_20_91" draw:display-name="Hatch 91" draw:style="single" draw:color="#000000" draw:distance="0.02cm" draw:rotation="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025cm" svg:stroke-color="#000000" draw:marker-start-width="0.33cm" draw:marker-start-center="false" draw:marker-end-width="0.33cm" draw:marker-end-center="false" draw:fill="solid" draw:fill-color="#99ccff" draw:fill-gradient-name="Gradient_20_9" draw:fill-hatch-name="Hatching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Evento" style:family="graphic" style:parent-style-name="standard">
      <style:graphic-properties draw:stroke="none" draw:stroke-dash="Dashed_20__28_var_29__20_1" draw:fill="solid" draw:fill-color="#ffffff" draw:fill-gradient-name="Gradient_20_7" draw:fill-hatch-name="Hatch_20_91" draw:fill-image-name="Bitmape_20_1" draw:fill-image-width="0cm" draw:fill-image-height="0cm"/>
      <style:text-properties style:font-name="Times New Roman1" fo:font-family="'Times New Roman'" style:font-style-name="Normal" style:font-family-generic="roman" style:font-pitch="variable" fo:font-size="10pt"/>
    </style:style>
    <style:style style:name="Conector" style:family="graphic" style:parent-style-name="standard">
      <style:graphic-properties draw:stroke-dash="Dashed_20__28_var_29__20_1" svg:stroke-width="0.025cm" draw:marker-start-width="0.33cm" draw:marker-end="Arrow" draw:marker-end-width="0.127cm" draw:fill-gradient-name="Gradient_20_7" draw:fill-hatch-name="Hatch_20_91" draw:fill-image-name="Bitmape_20_1" draw:fill-image-width="0cm" draw:fill-image-height="0cm" draw:textarea-horizontal-align="left" draw:textarea-vertical-align="middle" draw:fit-to-size="false" draw:fit-to-contour="false" fo:padding-top="0cm" fo:padding-bottom="0cm" fo:padding-left="0cm" fo:padding-right="0cm"/>
      <style:paragraph-properties fo:margin-left="0.1cm" fo:margin-right="0cm" fo:text-align="start" fo:text-indent="0cm">
        <style:tab-stops>
          <style:tab-stop style:position="0cm"/>
          <style:tab-stop style:position="0.5cm"/>
          <style:tab-stop style:position="1cm"/>
          <style:tab-stop style:position="1.5cm"/>
          <style:tab-stop style:position="2cm"/>
          <style:tab-stop style:position="2.5cm"/>
          <style:tab-stop style:position="3cm"/>
          <style:tab-stop style:position="3.5cm"/>
          <style:tab-stop style:position="4cm"/>
          <style:tab-stop style:position="4.5cm"/>
          <style:tab-stop style:position="5cm"/>
          <style:tab-stop style:position="5.5cm"/>
          <style:tab-stop style:position="6cm"/>
          <style:tab-stop style:position="6.5cm"/>
          <style:tab-stop style:position="7cm"/>
          <style:tab-stop style:position="7.5cm"/>
          <style:tab-stop style:position="8cm"/>
        </style:tab-stops>
      </style:paragraph-properties>
      <style:text-properties fo:font-size="7pt"/>
    </style:style>
    <style:style style:name="Control" style:family="graphic" style:parent-style-name="standard">
      <style:graphic-properties draw:stroke-dash="Dashed_20__28_var_29__20_1" draw:fill-color="#e6e6e6" draw:fill-gradient-name="Gradient_20_8" draw:fill-hatch-name="Hatch_20_91" draw:fill-image-name="Bitmape_20_1" draw:fill-image-width="0cm" draw:fill-image-height="0cm"/>
    </style:style>
    <style:style style:name="Conector_20_texto_20_izquierda" style:display-name="Conector texto izquierda" style:family="graphic" style:parent-style-name="Conector">
      <style:graphic-properties draw:textarea-horizontal-align="right" fo:padding-right="0.1cm" draw:measure-align="automatic"/>
    </style:style>
  </office:styles>
  <office:automatic-styles>
    <style:page-layout style:name="PM0">
      <style:page-layout-properties fo:margin-top="1cm" fo:margin-bottom="1cm" fo:margin-left="1cm" fo:margin-right="0.896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3-26T18:11:05.04</meta:creation-date>
    <dc:date>2016-03-24T01:23:32.013117267</dc:date>
    <meta:editing-duration>PT5H8M10S</meta:editing-duration>
    <meta:editing-cycles>36</meta:editing-cycles>
    <meta:generator>LibreOffice/4.2.8.2$Linux_X86_64 LibreOffice_project/420m0$Build-2</meta:generator>
    <meta:document-statistic meta:object-count="40"/>
    <meta:user-defined meta:name="Información 1"/>
    <meta:user-defined meta:name="Información 2"/>
    <meta:user-defined meta:name="Información 3"/>
    <meta:user-defined meta:name="Información 4"/>
  </office:meta>
</office:document-meta>
</file>